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0.50pt" fo:font-weight="bold" fo:font-family="Fixedsys" style:font-family-asian="Fixedsys" style:font-family-complex="Fixedsys" fo:background-color="transparent" style:use-window-font-color="true"/>
    </style:style>
    <style:style style:name="T10" style:family="text">
      <style:text-properties fo:font-size="10.50pt" fo:font-weight="normal" fo:font-family="Fixedsys" style:font-family-asian="Fixedsys" style:font-family-complex="Fixedsys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0.50pt" fo:font-weight="normal" fo:font-family="Fixedsys" style:font-family-asian="Fixedsys" style:font-family-complex="Fixedsys" fo:background-color="transparent" style:use-window-font-color="true"/>
    </style:style>
    <style:style style:name="T14" style:family="text">
      <style:text-properties fo:font-size="10.50pt" fo:font-weight="normal" fo:font-family="Fixedsys" style:font-family-asian="Fixedsys" style:font-family-complex="Fixedsys" fo:background-color="transparent" fo:color="#ff0000"/>
    </style:style>
    <style:style style:name="T15" style:family="text">
      <style:text-properties fo:font-size="10.50pt" fo:font-weight="normal" fo:font-family="Fixedsys" style:font-family-asian="Fixedsys" style:font-family-complex="Fixedsys" fo:background-color="transparent" style:use-window-font-color="true"/>
    </style:style>
    <style:style style:name="T16" style:family="text">
      <style:text-properties fo:font-size="10.50pt" fo:font-weight="normal" fo:font-family="Fixedsys" style:font-family-asian="Fixedsys" style:font-family-complex="Fixedsys" fo:background-color="transparent" fo:color="#ff0000"/>
    </style:style>
    <style:style style:name="T17" style:family="text">
      <style:text-properties fo:font-size="10.50pt" fo:font-weight="normal" fo:font-family="Fixedsys" style:font-family-asian="Fixedsys" style:font-family-complex="Fixedsys" fo:background-color="transparent" style:use-window-font-color="true"/>
    </style:style>
    <style:style style:name="T18" style:family="text">
      <style:text-properties fo:font-size="10.50pt" fo:font-weight="normal" fo:font-family="Fixedsys" style:font-family-asian="Fixedsys" style:font-family-complex="Fixedsys" fo:background-color="transparent" fo:color="#ff0000"/>
    </style:style>
    <style:style style:name="T19" style:family="text">
      <style:text-properties fo:font-size="10.50pt" fo:font-weight="normal" fo:font-family="Fixedsys" style:font-family-asian="Fixedsys" style:font-family-complex="Fixedsys" fo:background-color="transparent" style:use-window-font-color="true"/>
    </style:style>
    <style:style style:name="T20" style:family="text">
      <style:text-properties fo:font-size="10.50pt" fo:font-weight="normal" fo:font-family="Fixedsys" style:font-family-asian="Fixedsys" style:font-family-complex="Fixedsys" fo:background-color="transparent" fo:color="#ff0000"/>
    </style:style>
    <style:style style:name="T21" style:family="text">
      <style:text-properties fo:font-size="10.50pt" fo:font-weight="normal" fo:font-family="Fixedsys" style:font-family-asian="Fixedsys" style:font-family-complex="Fixedsys" fo:background-color="transparent" style:use-window-font-color="true"/>
    </style:style>
    <style:style style:name="T22" style:family="text">
      <style:text-properties fo:font-size="10.50pt" fo:font-weight="normal" fo:font-family="Fixedsys" style:font-family-asian="Fixedsys" style:font-family-complex="Fixedsys" fo:background-color="transparent" fo:color="#ff0000"/>
    </style:style>
    <style:style style:name="T23" style:family="text">
      <style:text-properties fo:font-size="10.50pt" fo:font-weight="normal" fo:font-family="Fixedsys" style:font-family-asian="Fixedsys" style:font-family-complex="Fixedsys" fo:background-color="transparent" style:use-window-font-color="true"/>
    </style:style>
    <style:style style:name="T24" style:family="text">
      <style:text-properties fo:font-size="10.50pt" fo:font-weight="normal" fo:font-family="Fixedsys" style:font-family-asian="Fixedsys" style:font-family-complex="Fixedsys" fo:background-color="transparent" fo:color="#ff0000"/>
    </style:style>
    <style:style style:name="T25" style:family="text">
      <style:text-properties fo:font-size="10.50pt" fo:font-weight="normal" fo:font-family="Fixedsys" style:font-family-asian="Fixedsys" style:font-family-complex="Fixedsys" fo:background-color="transparent" style:use-window-font-color="true"/>
    </style:style>
    <style:style style:name="T26" style:family="text">
      <style:text-properties fo:font-size="10.50pt" fo:font-weight="normal" fo:font-family="Fixedsys" style:font-family-asian="Fixedsys" style:font-family-complex="Fixedsys" fo:background-color="transparent" fo:color="#ff0000"/>
    </style:style>
    <style:style style:name="T27" style:family="text">
      <style:text-properties fo:font-size="10.50pt" fo:font-weight="normal" fo:font-family="Fixedsys" style:font-family-asian="Fixedsys" style:font-family-complex="Fixedsys" fo:background-color="transparent" style:use-window-font-color="true"/>
    </style:style>
    <style:style style:name="T28" style:family="text">
      <style:text-properties fo:font-size="10.50pt" fo:font-weight="normal" fo:font-family="Fixedsys" style:font-family-asian="Fixedsys" style:font-family-complex="Fixedsys" fo:background-color="transparent" fo:color="#ff0000"/>
    </style:style>
    <style:style style:name="T29" style:family="text">
      <style:text-properties fo:font-size="10.50pt" fo:font-weight="normal" fo:font-family="Fixedsys" style:font-family-asian="Fixedsys" style:font-family-complex="Fixedsys" fo:background-color="transparent" style:use-window-font-color="true"/>
    </style:style>
    <style:style style:name="T30" style:family="text">
      <style:text-properties fo:font-size="10.50pt" fo:font-weight="normal" fo:font-family="Fixedsys" style:font-family-asian="Fixedsys" style:font-family-complex="Fixedsys" fo:background-color="transparent" fo:color="#ff0000"/>
    </style:style>
    <style:style style:name="T31" style:family="text">
      <style:text-properties fo:font-size="10.50pt" fo:font-weight="normal" fo:font-family="Fixedsys" style:font-family-asian="Fixedsys" style:font-family-complex="Fixedsys" fo:background-color="transparent" style:use-window-font-color="true"/>
    </style:style>
    <style:style style:name="T32" style:family="text">
      <style:text-properties fo:font-size="10.50pt" fo:font-weight="normal" fo:font-family="Fixedsys" style:font-family-asian="Fixedsys" style:font-family-complex="Fixedsys" fo:background-color="transparent" fo:color="#ff0000"/>
    </style:style>
    <style:style style:name="T33" style:family="text">
      <style:text-properties fo:font-size="10.50pt" fo:font-weight="normal" fo:font-family="Fixedsys" style:font-family-asian="Fixedsys" style:font-family-complex="Fixedsys" fo:background-color="transparent" style:use-window-font-color="true"/>
    </style:style>
    <style:style style:name="T34" style:family="text">
      <style:text-properties fo:font-size="10.50pt" fo:font-weight="normal" fo:font-family="Fixedsys" style:font-family-asian="Fixedsys" style:font-family-complex="Fixedsys" fo:background-color="transparent" fo:color="#ff0000"/>
    </style:style>
    <style:style style:name="T35" style:family="text">
      <style:text-properties fo:font-size="10.50pt" fo:font-weight="normal" fo:font-family="Fixedsys" style:font-family-asian="Fixedsys" style:font-family-complex="Fixedsys" fo:background-color="transparent" style:use-window-font-color="true"/>
    </style:style>
    <style:style style:name="T36" style:family="text">
      <style:text-properties fo:font-size="10.50pt" fo:font-weight="normal" fo:font-family="Fixedsys" style:font-family-asian="Fixedsys" style:font-family-complex="Fixedsys" fo:background-color="transparent" fo:color="#ff0000"/>
    </style:style>
    <style:style style:name="T37" style:family="text">
      <style:text-properties fo:font-size="10.50pt" fo:font-weight="normal" fo:font-family="Fixedsys" style:font-family-asian="Fixedsys" style:font-family-complex="Fixedsys" fo:background-color="transparent" style:use-window-font-color="true"/>
    </style:style>
    <style:style style:name="T38" style:family="text">
      <style:text-properties fo:font-size="10.50pt" fo:font-weight="normal" fo:font-family="Fixedsys" style:font-family-asian="Fixedsys" style:font-family-complex="Fixedsys" fo:background-color="transparent" fo:color="#ff0000"/>
    </style:style>
    <style:style style:name="T39" style:family="text">
      <style:text-properties fo:font-size="10.50pt" fo:font-weight="normal" fo:font-family="Fixedsys" style:font-family-asian="Fixedsys" style:font-family-complex="Fixedsys" fo:background-color="transparent" style:use-window-font-color="true"/>
    </style:style>
    <style:style style:name="T40" style:family="text">
      <style:text-properties fo:font-size="10.50pt" fo:font-weight="normal" fo:font-family="Fixedsys" style:font-family-asian="Fixedsys" style:font-family-complex="Fixedsys" fo:background-color="transparent" fo:color="#ff0000"/>
    </style:style>
    <style:style style:name="T41" style:family="text">
      <style:text-properties fo:font-size="10.50pt" fo:font-weight="normal" fo:font-family="Fixedsys" style:font-family-asian="Fixedsys" style:font-family-complex="Fixedsys" fo:background-color="transparent" style:use-window-font-color="true"/>
    </style:style>
    <style:style style:name="T42" style:family="text">
      <style:text-properties fo:font-size="10.50pt" fo:font-weight="normal" fo:font-family="Fixedsys" style:font-family-asian="Fixedsys" style:font-family-complex="Fixedsys" fo:background-color="transparent" fo:color="#ff0000"/>
    </style:style>
    <style:style style:name="T43" style:family="text">
      <style:text-properties fo:font-size="10.50pt" fo:font-weight="normal" fo:font-family="Fixedsys" style:font-family-asian="Fixedsys" style:font-family-complex="Fixedsys" fo:background-color="transparent" style:use-window-font-color="true"/>
    </style:style>
    <style:style style:name="T44" style:family="text">
      <style:text-properties fo:font-size="10.50pt" fo:font-weight="normal" fo:font-family="Fixedsys" style:font-family-asian="Fixedsys" style:font-family-complex="Fixedsys" fo:background-color="transparent" fo:color="#ff0000"/>
    </style:style>
    <style:style style:name="T45" style:family="text">
      <style:text-properties fo:font-size="10.50pt" fo:font-weight="normal" fo:font-family="Fixedsys" style:font-family-asian="Fixedsys" style:font-family-complex="Fixedsys" fo:background-color="transparent" style:use-window-font-color="true"/>
    </style:style>
    <style:style style:name="T46" style:family="text">
      <style:text-properties fo:font-size="10.50pt" fo:font-weight="normal" fo:font-family="Fixedsys" style:font-family-asian="Fixedsys" style:font-family-complex="Fixedsys" fo:background-color="transparent" fo:color="#ff0000"/>
    </style:style>
    <style:style style:name="T47" style:family="text">
      <style:text-properties fo:font-size="10.50pt" fo:font-weight="normal" fo:font-family="Fixedsys" style:font-family-asian="Fixedsys" style:font-family-complex="Fixedsys" fo:background-color="transparent" style:use-window-font-color="true"/>
    </style:style>
    <style:style style:name="T48" style:family="text">
      <style:text-properties fo:font-size="10.50pt" fo:font-weight="normal" fo:font-family="Fixedsys" style:font-family-asian="Fixedsys" style:font-family-complex="Fixedsys" fo:background-color="transparent" fo:color="#ff0000"/>
    </style:style>
    <style:style style:name="T49" style:family="text">
      <style:text-properties fo:font-size="10.50pt" fo:font-weight="normal" fo:font-family="Fixedsys" style:font-family-asian="Fixedsys" style:font-family-complex="Fixedsys" fo:background-color="transparent" style:use-window-font-color="true"/>
    </style:style>
    <style:style style:name="T50" style:family="text">
      <style:text-properties fo:font-size="10.50pt" fo:font-weight="normal" fo:font-family="Fixedsys" style:font-family-asian="Fixedsys" style:font-family-complex="Fixedsys" fo:background-color="transparent" fo:color="#ff0000"/>
    </style:style>
    <style:style style:name="T51" style:family="text">
      <style:text-properties fo:font-size="10.50pt" fo:font-weight="normal" fo:font-family="Fixedsys" style:font-family-asian="Fixedsys" style:font-family-complex="Fixedsys" fo:background-color="transparent" style:use-window-font-color="true"/>
    </style:style>
    <style:style style:name="T52" style:family="text">
      <style:text-properties fo:font-size="10.50pt" fo:font-weight="normal" fo:font-family="Fixedsys" style:font-family-asian="Fixedsys" style:font-family-complex="Fixedsys" fo:background-color="transparent" fo:color="#ff0000"/>
    </style:style>
    <style:style style:name="T53" style:family="text">
      <style:text-properties fo:font-size="10.50pt" fo:font-weight="normal" fo:font-family="Fixedsys" style:font-family-asian="Fixedsys" style:font-family-complex="Fixedsys" fo:background-color="transparent" style:use-window-font-color="true"/>
    </style:style>
    <style:style style:name="T54" style:family="text">
      <style:text-properties fo:font-size="10.50pt" fo:font-weight="normal" fo:font-family="Fixedsys" style:font-family-asian="Fixedsys" style:font-family-complex="Fixedsys" fo:background-color="transparent" fo:color="#ff0000"/>
    </style:style>
    <style:style style:name="T55" style:family="text">
      <style:text-properties fo:font-size="10.50pt" fo:font-weight="normal" fo:font-family="Fixedsys" style:font-family-asian="Fixedsys" style:font-family-complex="Fixedsys" fo:background-color="transparent" style:use-window-font-color="true"/>
    </style:style>
    <style:style style:name="T56" style:family="text">
      <style:text-properties fo:font-size="10.50pt" fo:font-weight="normal" fo:font-family="Fixedsys" style:font-family-asian="Fixedsys" style:font-family-complex="Fixedsys" fo:background-color="transparent" fo:color="#ff0000"/>
    </style:style>
    <style:style style:name="T57" style:family="text">
      <style:text-properties fo:font-size="10.50pt" fo:font-weight="normal" fo:font-family="Fixedsys" style:font-family-asian="Fixedsys" style:font-family-complex="Fixedsys" fo:background-color="transparent" style:use-window-font-color="true"/>
    </style:style>
    <style:style style:name="T58" style:family="text">
      <style:text-properties fo:font-size="10.50pt" fo:font-weight="normal" fo:font-family="Fixedsys" style:font-family-asian="Fixedsys" style:font-family-complex="Fixedsys" fo:background-color="transparent" fo:color="#ff0000"/>
    </style:style>
    <style:style style:name="T59" style:family="text">
      <style:text-properties fo:font-size="10.50pt" fo:font-weight="normal" fo:font-family="Fixedsys" style:font-family-asian="Fixedsys" style:font-family-complex="Fixedsys" fo:background-color="transparent" style:use-window-font-color="true"/>
    </style:style>
    <style:style style:name="T60" style:family="text">
      <style:text-properties fo:font-size="10.50pt" fo:font-weight="normal" fo:font-family="Fixedsys" style:font-family-asian="Fixedsys" style:font-family-complex="Fixedsys" fo:background-color="transparent" fo:color="#ff0000"/>
    </style:style>
    <style:style style:name="T61" style:family="text">
      <style:text-properties fo:font-size="10.50pt" fo:font-weight="normal" fo:font-family="Fixedsys" style:font-family-asian="Fixedsys" style:font-family-complex="Fixedsys" fo:background-color="transparent" style:use-window-font-color="true"/>
    </style:style>
    <style:style style:name="T62" style:family="text">
      <style:text-properties fo:font-size="10.50pt" fo:font-weight="normal" fo:font-family="Fixedsys" style:font-family-asian="Fixedsys" style:font-family-complex="Fixedsys" fo:background-color="transparent" fo:color="#ff0000"/>
    </style:style>
    <style:style style:name="T63" style:family="text">
      <style:text-properties fo:font-size="10.50pt" fo:font-weight="normal" fo:font-family="Fixedsys" style:font-family-asian="Fixedsys" style:font-family-complex="Fixedsys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Parte I</text:span></text:p>
      <text:p text:style-name="P1"><text:span text:style-name="T1">Criação e análise estática de assemblies</text:span></text:p>
      <text:p text:style-name="P1"><text:span text:style-name="T1">1. Análise de assembly usando o utilitário ildasm:</text:span></text:p>
      <text:p text:style-name="P1"><text:span text:style-name="T1">a) Carregue para uma pasta os ficheiros em anexo. Abra (como administrador) uma janela de comandos do Visual Studio 2010 e nessa pasta escreva o comando ildasm p.dll. Identifique:</text:span></text:p>
      <text:p text:style-name="P1"><text:span text:style-name="T1">o Os assemblies de que o presente assembly depende. </text:span></text:p>
      <text:p text:style-name="P1"><text:span text:style-name="T2">R: Sessao1</text:span><text:span text:style-name="T3"/></text:p>
      <text:p text:style-name="P1"><text:span text:style-name="T3">o A versão do presente assembly.</text:span></text:p>
      <text:p text:style-name="P1"><text:span text:style-name="T4">R: .ver 1:0:0:0</text:span><text:span text:style-name="T5"/></text:p>
      <text:p text:style-name="P1"><text:span text:style-name="T5">o Tipo do assembly (dll ou exe).</text:span></text:p>
      <text:p text:style-name="P1"><text:span text:style-name="T6">R:<text:s text:c="2"/>dll a utilização de dll ou exe têm a haver com a existência de um ponto de entrada ou não.<text:s text:c="2"/>(entrypoint na classe define se tem ou não) neste caso o teste.cs é o único que tem e pode ser utilizado como exe ou dll.</text:span><text:span text:style-name="T7"/></text:p>
      <text:p text:style-name="P1"><text:span text:style-name="T7">o A constituição da classe presente no assembly.</text:span></text:p>
      <text:p text:style-name="P2"><text:span text:style-name="T8">R:<text:s/></text:span><text:span text:style-name="T9"><text:s/>é constituida por:</text:span></text:p>
      <text:p text:style-name="P2"><text:span text:style-name="T9"><text:tab/>- 2 campos X e Y inteiros com 32bytes</text:span></text:p>
      <text:p text:style-name="P2"><text:span text:style-name="T9"><text:tab/>- 2 métodos: Distance e ToString</text:span></text:p>
      <text:p text:style-name="P2"><text:span text:style-name="T9"><text:tab/>- 1 construtor</text:span><text:span text:style-name="T10"/></text:p>
      <text:p text:style-name="P2"><text:span text:style-name="T10"><text:s text:c="3"/></text:span></text:p>
      <text:p text:style-name="P3"><text:span text:style-name="T11">o O comportamento dos métodos presentes.</text:span></text:p>
      <text:p text:style-name="P3"><text:span text:style-name="T12">R:<text:s text:c="2"/>push = colocar no stack <text:tab/>pop = retirar do stack</text:span></text:p>
      <text:p text:style-name="P4"><text:span text:style-name="T13">.method public hidebysig instance int32<text:s text:c="2"/>Distance(class Sessao1.Ponto p1) cil managed</text:span></text:p>
      <text:p text:style-name="P4"><text:span text:style-name="T13">{</text:span></text:p>
      <text:p text:style-name="P4"><text:span text:style-name="T13"><text:s text:c="2"/>// Code size<text:s text:c="7"/>43 (0x2b)</text:span></text:p>
      <text:p text:style-name="P4"><text:span text:style-name="T13"><text:s text:c="2"/>.maxstack<text:s text:c="2"/>3</text:span></text:p>
      <text:p text:style-name="P4"><text:span text:style-name="T13"><text:s text:c="2"/>.locals init (int32 V_0,</text:span></text:p>
      <text:p text:style-name="P4"><text:span text:style-name="T13"><text:s text:c="11"/>int32 V_1)</text:span></text:p>
      <text:p text:style-name="P4"><text:span text:style-name="T13"><text:s text:c="2"/>IL_0000:<text:s text:c="2"/>ldarg.1<text:tab/></text:span><text:span text:style-name="T14">Load Argumento 1(Arg(x,y) explo: Arg(3,4))</text:span><text:span text:style-name="T15"/></text:p>
      <text:p text:style-name="P4"><text:span text:style-name="T15"><text:s text:c="2"/>IL_0001:<text:s text:c="2"/>ldfld<text:s text:c="6"/>int32 Sessao1.Ponto::_x<text:tab/></text:span><text:span text:style-name="T16">Load 3<text:s text:c="2"/>Push<text:s/></text:span><text:span text:style-name="T17"/></text:p>
      <text:p text:style-name="P4"><text:span text:style-name="T17"><text:s text:c="2"/>IL_0006:<text:s text:c="2"/>ldarg.0<text:tab/></text:span><text:span text:style-name="T18">Load Argumento 0(Arg(x,y) explo: Arg(5,7))</text:span><text:span text:style-name="T19"/></text:p>
      <text:p text:style-name="P4"><text:span text:style-name="T19"><text:s text:c="2"/>IL_0007:<text:s text:c="2"/>ldfld<text:s text:c="6"/>int32 Sessao1.Ponto::_x<text:tab/></text:span><text:span text:style-name="T20">Load 5<text:s text:c="2"/>Push</text:span><text:span text:style-name="T21"/></text:p>
      <text:p text:style-name="P4"><text:span text:style-name="T21"><text:s text:c="2"/>IL_000c:<text:s text:c="2"/>sub<text:tab/><text:tab/></text:span><text:span text:style-name="T22">Instrucção para subtrair = -2<text:s text:c="2"/>- Pop os 2 <text:tab/><text:tab/><text:tab/><text:tab/>operandos (3,5) e push do resultado<text:s/></text:span><text:span text:style-name="T23"/></text:p>
      <text:p text:style-name="P4"><text:span text:style-name="T23"><text:s text:c="2"/><text:tab/><text:tab/><text:tab/><text:tab/></text:span><text:span text:style-name="T24"><text:s/>-2 na localização 0 do Stack </text:span></text:p>
      <text:p text:style-name="P4"><text:span text:style-name="T25"><text:s text:c="2"/>IL_000d:<text:s text:c="2"/>stloc.0</text:span><text:span text:style-name="T26"><text:tab/>pop do resultado -2 e guarda na var local <text:tab/><text:tab/><text:tab/><text:tab/>de indice 0</text:span></text:p>
      <text:p text:style-name="P4"><text:span text:style-name="T27"><text:s text:c="2"/>IL_000e:<text:s text:c="2"/>ldarg.1<text:tab/></text:span><text:span text:style-name="T28">Load Argumento 1(Arg(x,y) explo: Arg(3,4))</text:span><text:span text:style-name="T29"/></text:p>
      <text:p text:style-name="P4"><text:span text:style-name="T29"><text:s text:c="2"/>IL_000f:<text:s text:c="2"/>ldfld<text:s text:c="6"/>int32 Sessao1.Ponto::_y<text:tab/></text:span><text:span text:style-name="T30">Load 4<text:s text:c="2"/>Push<text:s/></text:span><text:span text:style-name="T31"/></text:p>
      <text:p text:style-name="P4"><text:span text:style-name="T31"><text:s text:c="2"/>IL_0014:<text:s text:c="2"/>ldarg.0<text:tab/></text:span><text:span text:style-name="T32">Load Argumento 1(Arg(x,y) explo: Arg(5,7))</text:span><text:span text:style-name="T33"/></text:p>
      <text:p text:style-name="P4"><text:span text:style-name="T33"><text:s text:c="2"/>IL_0015:<text:s text:c="2"/>ldfld<text:s text:c="6"/>int32 Sessao1.Ponto::_y<text:s text:c="2"/></text:span><text:span text:style-name="T34">Load 7<text:s text:c="2"/>Push </text:span></text:p>
      <text:p text:style-name="P4"><text:span text:style-name="T35"><text:s text:c="2"/>IL_001a:<text:s text:c="2"/>sub<text:tab/><text:tab/></text:span><text:span text:style-name="T36">Instrucção para subtrair = -3<text:s text:c="2"/>- Pop os 2 <text:tab/><text:tab/><text:tab/><text:tab/>operandos (4,7) e push do resultado<text:s/></text:span><text:span text:style-name="T37"/></text:p>
      <text:p text:style-name="P4"><text:span text:style-name="T37"><text:s text:c="2"/><text:tab/><text:tab/><text:tab/><text:tab/></text:span><text:span text:style-name="T38"><text:s/>-3 na localização 0 do Stack<text:s/></text:span><text:span text:style-name="T39"/></text:p>
      <text:p text:style-name="P4"><text:span text:style-name="T39"><text:s text:c="2"/>IL_001b:<text:s text:c="2"/>stloc.1</text:span><text:span text:style-name="T40"><text:tab/> pop do resultado -3 e guarda na var local <text:tab/><text:tab/><text:tab/><text:tab/>de indice 1</text:span><text:span text:style-name="T41"/></text:p>
      <text:p text:style-name="P4"><text:span text:style-name="T41"><text:s text:c="2"/>IL_001c:<text:s text:c="2"/>ldloc.0<text:tab/></text:span><text:span text:style-name="T42">Load localização 0 (-2)</text:span></text:p>
      <text:p text:style-name="P4"><text:span text:style-name="T43"><text:s text:c="2"/>IL_001d:<text:s text:c="2"/>ldloc.0<text:tab/></text:span><text:span text:style-name="T44">Load localização 0 (-2) (-2,-2)</text:span></text:p>
      <text:p text:style-name="P4"><text:span text:style-name="T45"><text:s text:c="2"/>IL_001e:<text:s text:c="2"/>mul<text:tab/><text:tab/></text:span><text:span text:style-name="T46">Multiply = -4</text:span></text:p>
      <text:p text:style-name="P4"><text:span text:style-name="T47"><text:s text:c="2"/>IL_001f:<text:s text:c="2"/>ldloc.1<text:tab/></text:span><text:span text:style-name="T48">Load localização 1 (-3)</text:span></text:p>
      <text:p text:style-name="P4"><text:span text:style-name="T49"><text:s text:c="2"/>IL_0020:<text:s text:c="2"/>ldloc.1<text:tab/></text:span><text:span text:style-name="T50">Load localização 0 (-3) (-3,-3)</text:span></text:p>
      <text:p text:style-name="P4"><text:span text:style-name="T51"><text:s text:c="2"/>IL_0021:<text:s text:c="2"/>mul<text:tab/><text:tab/></text:span><text:span text:style-name="T52">Multiply = -9</text:span></text:p>
      <text:p text:style-name="P4"><text:span text:style-name="T53"><text:s text:c="2"/>IL_0022:<text:s text:c="2"/>add<text:tab/><text:tab/></text:span><text:span text:style-name="T54">Add<text:s text:c="2"/>= -13</text:span></text:p>
      <text:p text:style-name="P4"><text:span text:style-name="T55"><text:s text:c="2"/>IL_0023:<text:s text:c="2"/>conv.r8<text:tab/></text:span><text:span text:style-name="T56">Convert Int32 para Real64(float64) 8bytes</text:span></text:p>
      <text:p text:style-name="P4"><text:span text:style-name="T57"><text:s text:c="2"/>IL_0024:<text:s text:c="2"/>call<text:s text:c="7"/>float64 [mscorlib]System.Math::Sqrt(float64) <text:tab/><text:tab/><text:tab/></text:span><text:span text:style-name="T58">pop -13 e push raiz quadrada de -13</text:span></text:p>
      <text:p text:style-name="P4"><text:span text:style-name="T59"><text:s text:c="2"/>IL_0029:<text:s text:c="2"/>conv.i4<text:tab/></text:span><text:span text:style-name="T60">Convert float64 para int32</text:span></text:p>
      <text:p text:style-name="P4"><text:span text:style-name="T61"><text:s text:c="2"/>IL_002a:<text:s text:c="2"/>ret<text:tab/><text:tab/></text:span><text:span text:style-name="T62">return</text:span></text:p>
      <text:p text:style-name="P4"><text:span text:style-name="T63">} // end of method Ponto::Distance</text:span></text:p>
      <text:p text:style-name="P4"><text:span text:style-name="T63"/></text:p>
      <text:p text:style-name="P5"><text:span text:style-name="T64"/></text:p>
      <text:p text:style-name="P5"><text:span text:style-name="T64">2. Criação de um assembly de teste:</text:span></text:p>
      <text:p text:style-name="P5"><text:span text:style-name="T64">a) Edite com o notepad++ o programa (vazio) presente no ficheiro anexo testep.cs. </text:span></text:p>
      <text:p text:style-name="P5"><text:span text:style-name="T64">b) Acrescente código à função Main que crie duas instâncias da classe presente em p.dll (e as guarde em </text:span></text:p>
      <text:p text:style-name="P5"><text:span text:style-name="T64">variáveis locais de nome p1 e p2), invoque os seus métodos e apresente os resultados na consola. </text:span></text:p>
      <text:p text:style-name="P5"><text:span text:style-name="T64">c) Crie o assembly executável<text:s text:c="2"/>testep.exe escrevendo o comando csc /target:exe /platform:x86 /debug /reference:p.dll testep.cs. Confirme o resultado da execução.</text:span></text:p>
      <text:p text:style-name="P5"><text:span text:style-name="T64">3. Alteração de assembly através dos utilitários ildasm e ilasm:</text:span></text:p>
      <text:p text:style-name="P5"><text:span text:style-name="T64">a) Na mesma janela de comandos escreva ildasm /out:p.il p.dll para gerar o ficheiro p.il com a </text:span></text:p>
      <text:p text:style-name="P5"><text:span text:style-name="T64">representação em IL do conteúdo do assembly p.dll. Edite o ficheiro.</text:span></text:p>
      <text:p text:style-name="P5"><text:span text:style-name="T64">b) Confirme as informações obtidas no passo 1</text:span></text:p>
      <text:p text:style-name="P5"><text:span text:style-name="T64">c) Altere a versão do assembly para 2.0.0.0.</text:span></text:p>
      <text:p text:style-name="P5"><text:span text:style-name="T64">d) Recrie o assembly p.dll através do comando ilasm /dll /debug /output=p.dll p.il. </text:span></text:p>
      <text:p text:style-name="P5"><text:span text:style-name="T64">e) Execute de novo o programa testep.exe. Justifique o resultado.<text:s text:c="2"/></text:span></text:p>
      <text:p text:style-name="P5"><text:span text:style-name="T65">R: tem week name não liga à versão do P.DLL</text:span></text:p>
      <text:p text:style-name="P5"><text:span text:style-name="T65">---</text:span></text:p>
      <text:p text:style-name="P5"><text:span text:style-name="T66">f) Acrescente à classe o método de instância CompareTo que retorna um inteiro resultado da comparação da instância this com a instância recebida por parâmetro.</text:span></text:p>
      <text:p text:style-name="P5"><text:span text:style-name="T66">g) Modifique o programa testep.cs para testar também o método CompareTo.</text:span></text:p>
      <text:p text:style-name="P5"><text:span text:style-name="T66">h) Recrie o assembly executável<text:s text:c="2"/>testep.exe. Confirme o resultado da execução.</text:span></text:p>
      <text:p text:style-name="P5"><text:span text:style-name="T66"/></text:p>
      <text:p text:style-name="P5"><text:span text:style-name="T66">Parte II</text:span></text:p>
      <text:p text:style-name="P5"><text:span text:style-name="T66">Execução managed</text:span></text:p>
      <text:p text:style-name="P5"><text:span text:style-name="T66">4. Utilização do utilitário peverify na verificação do código presente em assemblies:</text:span></text:p>
      <text:p text:style-name="P5"><text:span text:style-name="T66">a) Edite de novo o ficheiro p.il. Altere a parte final do método Distance presente no assembly p.dll de a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